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05E0000005D88BC2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ile-title">
      <style:graphic-properties draw:fill-color="#ffffff" draw:auto-grow-height="true" fo:min-height="3.661cm"/>
    </style:style>
    <style:style style:name="pr2" style:family="presentation" style:parent-style-name="lyt-tile-outline1">
      <style:graphic-properties draw:fill-color="#ffffff" fo:min-height="13.011cm"/>
    </style:style>
    <style:style style:name="pr3" style:family="presentation" style:parent-style-name="lyt-tile-notes" style:list-style-name="L4">
      <style:graphic-properties draw:fill-color="#ffffff" draw:auto-grow-height="true" fo:min-height="11.41cm"/>
    </style:style>
    <style:style style:name="pr4" style:family="presentation" style:parent-style-name="lyt-tile-title">
      <style:graphic-properties draw:fill-color="#ffffff" fo:min-height="3.41cm"/>
    </style:style>
    <style:style style:name="pr5" style:family="presentation" style:parent-style-name="lyt-tile-notes">
      <style:graphic-properties draw:fill-color="#ffffff" fo:min-height="11.159cm"/>
    </style:style>
    <style:style style:name="pr6" style:family="presentation" style:parent-style-name="lyt-tile-subtitle">
      <style:graphic-properties draw:fill-color="#ffffff" fo:min-height="13.0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3cm" fo:margin-right="0cm" fo:text-indent="-1.3cm"/>
    </style:style>
    <style:style style:name="P3" style:family="paragraph">
      <style:paragraph-properties fo:margin-left="2.4cm" fo:margin-right="0cm" fo:text-indent="-1.2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">
        <style:list-level-properties text:min-label-width="1.3cm"/>
        <style:text-properties fo:font-family="StarSymbol" style:font-style-name="Regular" style:font-pitch="variable" style:font-charset="x-symbol" fo:color="#94c2ff" fo:font-size="75%"/>
      </text:list-level-style-bullet>
      <text:list-level-style-bullet text:level="2" text:bullet-char="">
        <style:list-level-properties text:space-before="1.2cm" text:min-label-width="1.2cm"/>
        <style:text-properties fo:font-family="StarSymbol" style:font-style-name="Regular" style:font-pitch="variable" style:font-charset="x-symbol" fo:color="#94c2ff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94c2ff" fo:font-size="6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94c2ff" fo:font-size="5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94c2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ile" presentation:presentation-page-layout-name="AL1T1">
        <office:forms form:automatic-focus="false" form:apply-design-mode="false"/>
        <draw:frame presentation:style-name="pr1" draw:text-style-name="P1" draw:layer="layout" svg:width="24.243cm" svg:height="3.661cm" svg:x="1.969cm" svg:y="1.723cm" presentation:class="title">
          <draw:text-box>
            <text:p text:style-name="P1">Osaka App Proxy</text:p>
          </draw:text-box>
        </draw:frame>
        <draw:frame presentation:style-name="pr2" draw:text-style-name="P2" draw:layer="layout" svg:width="24.166cm" svg:height="13.011cm" svg:x="2.024cm" svg:y="6.381cm" presentation:class="outline">
          <draw:text-box>
            <text:list text:style-name="L2">
              <text:list-item>
                <text:p text:style-name="P2">AppEngineを使ってProxyを実現<text:line-break/></text:p>
              </text:list-item>
            </text:list>
            <text:list text:style-name="L2">
              <text:list-item>
                <text:p text:style-name="P2">文書ファイルには、大阪弁フィルタを通す</text:p>
              </text:list-item>
            </text:list>
            <text:list text:style-name="L2">
              <text:list-item>
                <text:list>
                  <text:list-item>
                    <text:p text:style-name="P3">できます。<text:tab/>→　でけるで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します。<text:tab/><text:tab/>→　するで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ています。<text:tab/>→　とるで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ください。<text:tab/>→　なはれ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いません。<text:tab/>→　ないんや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ており、<text:tab/><text:tab/>→　とって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すれば、<text:tab/><text:tab/>→　するんやったら、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です。<text:tab/><text:tab/><text:tab/>→　やで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tile" presentation:presentation-page-layout-name="AL1T1">
        <office:forms form:automatic-focus="false" form:apply-design-mode="false"/>
        <draw:frame presentation:style-name="pr4" draw:text-style-name="P1" draw:layer="layout" svg:width="24.243cm" svg:height="3.41cm" svg:x="1.969cm" svg:y="1.848cm" presentation:class="title">
          <draw:text-box>
            <text:p text:style-name="P1">Proxyのしくみ</text:p>
          </draw:text-box>
        </draw:frame>
        <draw:frame presentation:style-name="pr2" draw:text-style-name="P2" draw:layer="layout" svg:width="24.166cm" svg:height="13.011cm" svg:x="2.024cm" svg:y="6.381cm" presentation:class="outline" presentation:user-transformed="true">
          <draw:text-box>
            <text:list text:style-name="L2">
              <text:list-item>
                <text:p text:style-name="P2">通常</text:p>
              </text:list-item>
            </text:list>
            <text:list text:style-name="L2">
              <text:list-item>
                <text:list>
                  <text:list-item>
                    <text:p text:style-name="P3">ブラウザ　→　サイト<text:line-break/></text:p>
                  </text:list-item>
                </text:list>
              </text:list-item>
            </text:list>
            <text:list text:style-name="L2">
              <text:list-item>
                <text:p text:style-name="P2">Proxyを通した場合</text:p>
              </text:list-item>
            </text:list>
            <text:list text:style-name="L2">
              <text:list-item>
                <text:list>
                  <text:list-item>
                    <text:p text:style-name="P3">ブラウザ　→　Proxy　→　サイト<text:line-break/></text:p>
                  </text:list-item>
                </text:list>
              </text:list-item>
            </text:list>
            <text:list text:style-name="L2">
              <text:list-item>
                <text:p text:style-name="P2">Proxyの役割</text:p>
              </text:list-item>
            </text:list>
            <text:list text:style-name="L2">
              <text:list-item>
                <text:list>
                  <text:list-item>
                    <text:p text:style-name="P3">ブラウザから受けたリクエストを<text:line-break/>そのままサイトに渡す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サイトから受けたレスポンスを<text:line-break/>そのままブラウザに渡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tile" presentation:presentation-page-layout-name="AL1T1">
        <office:forms form:automatic-focus="false" form:apply-design-mode="false"/>
        <draw:frame presentation:style-name="pr4" draw:text-style-name="P1" draw:layer="layout" svg:width="24.243cm" svg:height="3.41cm" svg:x="1.969cm" svg:y="1.848cm" presentation:class="title">
          <draw:text-box>
            <text:p text:style-name="P1">Djangoを使わないリクエスト取得</text:p>
          </draw:text-box>
        </draw:frame>
        <draw:frame presentation:style-name="pr2" draw:text-style-name="P2" draw:layer="layout" svg:width="24.166cm" svg:height="13.011cm" svg:x="2.024cm" svg:y="6.381cm" presentation:class="outline">
          <draw:text-box>
            <text:list text:style-name="L2">
              <text:list-item>
                <text:p text:style-name="P2">CGI Environmentを使う<text:line-break/><text:line-break/>例： <text:span text:style-name="T1"><text:a xlink:href="http://search.yahoo.co.jp/search?p=hello">http://search.yahoo.co.jp/search?p=hello</text:a></text:span><text:line-break/></text:p>
              </text:list-item>
            </text:list>
            <text:list text:style-name="L2">
              <text:list-item>
                <text:list>
                  <text:list-item>
                    <text:p text:style-name="P3">os.environ["HTTP_HOST"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arch.yahoo.co.jp:80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s.environ["PATH_INFO"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/search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s.environ["QUERY_STRING"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=hel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tile" presentation:presentation-page-layout-name="AL1T1">
        <office:forms form:automatic-focus="false" form:apply-design-mode="false"/>
        <draw:frame presentation:style-name="pr4" draw:text-style-name="P1" draw:layer="layout" svg:width="24.243cm" svg:height="3.41cm" svg:x="1.969cm" svg:y="1.848cm" presentation:class="title">
          <draw:text-box>
            <text:p text:style-name="P1">URL Fetch APIを使った<text:line-break/>代理ダウンロード</text:p>
          </draw:text-box>
        </draw:frame>
        <draw:frame presentation:style-name="pr2" draw:text-style-name="P2" draw:layer="layout" svg:width="24.166cm" svg:height="13.011cm" svg:x="2.024cm" svg:y="6.381cm" presentation:class="outline">
          <draw:text-box>
            <text:list text:style-name="L2">
              <text:list-item>
                <text:p text:style-name="P2">URLを使ったダウンロード</text:p>
              </text:list-item>
            </text:list>
            <text:list text:style-name="L2">
              <text:list-item>
                <text:list>
                  <text:list-item>
                    <text:p text:style-name="P3">result = urlfetch.fetch(url)<text:line-break/></text:p>
                  </text:list-item>
                </text:list>
              </text:list-item>
            </text:list>
            <text:list text:style-name="L2">
              <text:list-item>
                <text:p text:style-name="P2">ダウンロードしたデータ</text:p>
              </text:list-item>
            </text:list>
            <text:list text:style-name="L2">
              <text:list-item>
                <text:list>
                  <text:list-item>
                    <text:p text:style-name="P3">result.content<text:line-break/></text:p>
                  </text:list-item>
                </text:list>
              </text:list-item>
            </text:list>
            <text:list text:style-name="L2">
              <text:list-item>
                <text:p text:style-name="P2">データの種類（コンテンツタイプ）</text:p>
              </text:list-item>
            </text:list>
            <text:list text:style-name="L2">
              <text:list-item>
                <text:list>
                  <text:list-item>
                    <text:p text:style-name="P3">result.headers["content-type"]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tile" presentation:presentation-page-layout-name="AL1T1">
        <office:forms form:automatic-focus="false" form:apply-design-mode="false"/>
        <draw:frame presentation:style-name="pr4" draw:text-style-name="P1" draw:layer="layout" svg:width="24.243cm" svg:height="3.41cm" svg:x="1.969cm" svg:y="1.848cm" presentation:class="title">
          <draw:text-box>
            <text:p text:style-name="P1">落とし穴</text:p>
          </draw:text-box>
        </draw:frame>
        <draw:frame presentation:style-name="pr2" draw:text-style-name="P2" draw:layer="layout" svg:width="24.166cm" svg:height="13.011cm" svg:x="2.024cm" svg:y="6.381cm" presentation:class="outline">
          <draw:text-box>
            <text:list text:style-name="L2">
              <text:list-item>
                <text:p text:style-name="P2">ブラウザ→Proxyのリクエスト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www.yahoo.co.jp/">http://www.yahoo.co.jp/</text:a><text:line-break/></text:p>
                  </text:list-item>
                </text:list>
              </text:list-item>
            </text:list>
            <text:list text:style-name="L2">
              <text:list-item>
                <text:p text:style-name="P2">Proxy→サイトのリクエスト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www.yahoo.co.jp/">http://www.yahoo.co.jp/</text:a><text:line-break/></text:p>
                  </text:list-item>
                </text:list>
              </text:list-item>
            </text:list>
            <text:list text:style-name="L2">
              <text:list-item>
                <text:p text:style-name="P2">受けたリクエストと、<text:line-break/>飛ばすリクエストが等しい場合、<text:line-break/>GAEではfetchできない！<text:line-break/><text:line-break/>＃　たぶんリクエストの無限ループを<text:line-break/>＃　嫌った結果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tile" presentation:presentation-page-layout-name="AL1T1">
        <office:forms form:automatic-focus="false" form:apply-design-mode="false"/>
        <draw:frame presentation:style-name="pr4" draw:text-style-name="P1" draw:layer="layout" svg:width="24.243cm" svg:height="3.41cm" svg:x="1.969cm" svg:y="1.848cm" presentation:class="title">
          <draw:text-box>
            <text:p text:style-name="P1">ProxyのProxy</text:p>
          </draw:text-box>
        </draw:frame>
        <draw:frame presentation:style-name="pr2" draw:text-style-name="P2" draw:layer="layout" svg:width="24.166cm" svg:height="13.011cm" svg:x="2.024cm" svg:y="6.381cm" presentation:class="outline" presentation:user-transformed="true">
          <draw:text-box>
            <text:list text:style-name="L2">
              <text:list-item>
                <text:p text:style-name="P2">ブラウザ→Proxy1のリクエスト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www.yahoo.co.jp/">http://www.yahoo.co.jp/</text:a><text:line-break/></text:p>
                  </text:list-item>
                </text:list>
              </text:list-item>
            </text:list>
            <text:list text:style-name="L2">
              <text:list-item>
                <text:p text:style-name="P2">Proxy1→Proxy2のリクエスト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xxx.appspot.com/xxx?www.yahoo.co.jp/">http://xxx.appspot.com/xxx?www.yahoo.co.jp/</text:a><text:line-break/></text:p>
                  </text:list-item>
                </text:list>
              </text:list-item>
            </text:list>
            <text:list text:style-name="L2">
              <text:list-item>
                <text:p text:style-name="P2">Proxy2→サイトのリクエスト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www.yahoo.co.jp/">http://www.yahoo.co.jp/</text:a><text:line-break/></text:p>
                  </text:list-item>
                </text:list>
              </text:list-item>
            </text:list>
            <text:list text:style-name="L2">
              <text:list-item>
                <text:p text:style-name="P2">ローカルGAEはシングルスレッドなので、<text:line-break/>ローカルGAEで動かす場合は、<text:line-break/>Proxy1のサーバ≠Proxy2のサーバ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tile" presentation:presentation-page-layout-name="AL2T0">
        <office:forms form:automatic-focus="false" form:apply-design-mode="false"/>
        <draw:frame presentation:style-name="pr1" draw:text-style-name="P1" draw:layer="layout" svg:width="24.243cm" svg:height="3.661cm" svg:x="1.969cm" svg:y="1.723cm" presentation:class="title">
          <draw:text-box>
            <text:p text:style-name="P1">デモンストレーション</text:p>
          </draw:text-box>
        </draw:frame>
        <draw:frame presentation:style-name="pr6" draw:text-style-name="P4" draw:layer="layout" svg:width="24.166cm" svg:height="13.011cm" svg:x="2.024cm" svg:y="6.506cm" presentation:class="subtitle">
          <draw:text-box>
            <text:p text:style-name="P4">デモンストレーションをご覧ください...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tile" presentation:presentation-page-layout-name="AL1T1">
        <office:forms form:automatic-focus="false" form:apply-design-mode="false"/>
        <draw:frame presentation:style-name="pr1" draw:text-style-name="P1" draw:layer="layout" svg:width="24.243cm" svg:height="3.661cm" svg:x="1.969cm" svg:y="1.723cm" presentation:class="title">
          <draw:text-box>
            <text:p text:style-name="P1">反省点：<text:line-break/>イメージフィルタも実装したかった</text:p>
          </draw:text-box>
        </draw:frame>
        <draw:frame presentation:style-name="pr2" draw:text-style-name="P2" draw:layer="layout" svg:width="24.166cm" svg:height="13.275cm" svg:x="2.024cm" svg:y="6.381cm" presentation:class="outline" presentation:user-transformed="true">
          <draw:text-box>
            <text:list text:style-name="L2">
              <text:list-item>
                <text:p text:style-name="P2">GAE Image APIは低機能</text:p>
              </text:list-item>
            </text:list>
            <text:list text:style-name="L2">
              <text:list-item>
                <text:list>
                  <text:list-item>
                    <text:p text:style-name="P3">実装機能：　拡大縮小、回転、上下反転、<text:line-break/>　　　　　　左右反転、部分切り取り、<text:line-break/>　　　　　　標準化（？）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対応形式：　JPEG, PNG, GIF, TIFF, BMP, ICO<text:line-break/></text:p>
                  </text:list-item>
                </text:list>
              </text:list-item>
            </text:list>
            <text:list text:style-name="L2">
              <text:list-item>
                <text:p text:style-name="P2">私の実装したかったこと</text:p>
              </text:list-item>
            </text:list>
            <text:list text:style-name="L2">
              <text:list-item>
                <text:list>
                  <text:list-item>
                    <text:p text:style-name="P3">各ピクセルの<text:tab/>(R, G, B)<text:tab/>→　(G, B, 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TMLやCSSの<text:tab/><text:tab/>#RRGGBB<text:tab/><text:tab/>→　#GGBBRR<text:line-break/></text:p>
                  </text:list-item>
                </text:list>
              </text:list-item>
            </text:list>
            <text:list text:style-name="L2">
              <text:list-item>
                <text:p text:style-name="P2">Python初心者なので、<text:line-break/>可能なライブラリを見つけられなかった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athroom.jpg" xlink:href="Pictures/100000000000005E0000005D88BC2CB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ile-title" style:family="presentation">
      <style:graphic-properties draw:stroke="none" draw:fill="none" draw:textarea-vertical-align="middle">
        <text:list-style style:name="lyt-tile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HG-MinchoL-Sun" style:font-style-name="Standard" style:font-family-generic="swiss" style:font-pitch="variable" fo:font-size="40pt" fo:font-style="normal" fo:text-shadow="none" style:text-underline-style="none" fo:font-weight="normal" style:font-family-asian="HG-MinchoL-Sun" style:font-pitch-asian="variable" style:font-size-asian="40pt" style:language-asian="ja" style:country-asian="JP" style:font-style-asian="normal" style:font-weight-asian="normal"/>
    </style:style>
    <style:style style:name="lyt-tile-subtitle" style:family="presentation">
      <style:graphic-properties draw:stroke="none" draw:fill="none" draw:textarea-vertical-align="middle">
        <text:list-style style:name="lyt-til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HG-MinchoL-Sun" style:font-style-name="Standard" style:font-family-generic="swiss" style:font-pitch="variable" fo:font-size="32pt" fo:font-style="normal" fo:text-shadow="none" style:text-underline-style="none" fo:font-weight="normal" style:font-family-asian="HG-MinchoL-Sun" style:font-pitch-asian="variable" style:font-size-asian="32pt" style:language-asian="ja" style:country-asian="JP" style:font-style-asian="normal" style:font-weight-asian="normal"/>
    </style:style>
    <style:style style:name="lyt-tile-background" style:family="presentation">
      <style:graphic-properties draw:stroke="none" draw:fill="bitmap" draw:fill-image-name="bathroom.jpg" draw:fill-image-width="0cm" draw:fill-image-height="0cm"/>
    </style:style>
    <style:style style:name="lyt-tile-backgroundobjects" style:family="presentation">
      <style:graphic-properties draw:shadow="hidden" draw:shadow-offset-x="0.3cm" draw:shadow-offset-y="0.3cm" draw:shadow-color="#808080"/>
      <style:text-properties fo:font-family="HG-MinchoL-Sun" style:font-family-generic="roman" style:font-pitch="variable" style:font-family-asian="HG-MinchoL-Sun" style:font-pitch-asian="variable" style:font-size-asian="24pt" style:language-asian="ja" style:country-asian="JP" style:font-style-asian="normal" style:font-weight-asian="normal"/>
    </style:style>
    <style:style style:name="lyt-tile-notes" style:family="presentation">
      <style:graphic-properties draw:stroke="none" draw:fill="none"/>
      <style:text-properties fo:color="#000000" style:text-outline="false" style:text-line-through-style="none" fo:font-family="HG-MinchoL-Sun" style:font-family-generic="roman" style:font-pitch="variable" fo:font-size="24pt" fo:font-style="normal" fo:text-shadow="none" style:text-underline-style="none" fo:font-weight="normal" style:font-family-asian="HG-MinchoL-Sun" style:font-pitch-asian="variable" style:font-size-asian="24pt" style:language-asian="ja" style:country-asian="JP" style:font-style-asian="normal" style:font-weight-asian="normal"/>
    </style:style>
    <style:style style:name="lyt-tile-outline1" style:family="presentation">
      <style:graphic-properties draw:stroke="none" draw:fill="none">
        <text:list-style style:name="lyt-tile-outline1">
          <text:list-level-style-bullet text:level="1" text:bullet-char="">
            <style:list-level-properties text:min-label-width="1.3cm"/>
            <style:text-properties fo:font-family="StarSymbol" style:font-style-name="Regular" style:font-pitch="variable" style:font-charset="x-symbol" fo:color="#94c2ff" fo:font-size="75%"/>
          </text:list-level-style-bullet>
          <text:list-level-style-bullet text:level="2" text:bullet-char="">
            <style:list-level-properties text:space-before="1.2cm" text:min-label-width="1.2cm"/>
            <style:text-properties fo:font-family="StarSymbol" style:font-style-name="Regular" style:font-pitch="variable" style:font-charset="x-symbol" fo:color="#94c2ff" fo:font-size="7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94c2ff" fo:font-size="6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94c2ff" fo:font-size="5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94c2ff" fo:font-size="45%"/>
          </text:list-level-style-bullet>
        </text:list-style>
      </style:graphic-properties>
      <style:paragraph-properties fo:margin-left="0cm" fo:margin-right="0cm" fo:text-align="start" text:enable-numbering="true" fo:text-indent="-1.3cm">
        <style:tab-stops/>
      </style:paragraph-properties>
      <style:text-properties fo:color="#000000" style:text-outline="false" style:text-line-through-style="none" fo:font-family="HG-MinchoL-Sun" style:font-style-name="Standard" style:font-family-generic="swiss" style:font-pitch="variable" fo:font-size="32pt" fo:font-style="normal" fo:text-shadow="none" style:text-underline-style="none" fo:font-weight="normal" style:font-family-asian="HG-MinchoL-Sun" style:font-pitch-asian="variable" style:font-size-asian="32pt" style:language-asian="ja" style:country-asian="JP" style:font-style-asian="normal" style:font-weight-asian="normal"/>
    </style:style>
    <style:style style:name="lyt-tile-outline2" style:family="presentation" style:parent-style-name="lyt-tile-outline1">
      <style:paragraph-properties fo:margin-left="0cm" fo:margin-right="0cm" fo:text-indent="-1.2cm">
        <style:tab-stops/>
      </style:paragraph-properties>
      <style:text-properties fo:font-size="28pt"/>
    </style:style>
    <style:style style:name="lyt-tile-outline3" style:family="presentation" style:parent-style-name="lyt-tile-outline2">
      <style:paragraph-properties fo:margin-left="0cm" fo:margin-right="0cm" fo:text-indent="-0.6cm"/>
      <style:text-properties fo:font-size="24pt"/>
    </style:style>
    <style:style style:name="lyt-tile-outline4" style:family="presentation" style:parent-style-name="lyt-tile-outline3">
      <style:paragraph-properties fo:margin-left="0cm" fo:margin-right="0cm" fo:text-indent="-0.6cm"/>
      <style:text-properties fo:font-size="20pt"/>
    </style:style>
    <style:style style:name="lyt-tile-outline5" style:family="presentation" style:parent-style-name="lyt-tile-outline4">
      <style:paragraph-properties fo:margin-left="0cm" fo:margin-right="0cm" fo:text-indent="-0.6cm"/>
      <style:text-properties fo:font-size="20pt"/>
    </style:style>
    <style:style style:name="lyt-tile-outline6" style:family="presentation" style:parent-style-name="lyt-tile-outline5">
      <style:paragraph-properties fo:margin-left="0cm" fo:margin-right="0cm" fo:text-indent="-0.6cm"/>
      <style:text-properties fo:font-size="20pt"/>
    </style:style>
    <style:style style:name="lyt-tile-outline7" style:family="presentation" style:parent-style-name="lyt-tile-outline6">
      <style:paragraph-properties fo:margin-left="0cm" fo:margin-right="0cm" fo:text-indent="-0.6cm"/>
      <style:text-properties fo:font-size="20pt"/>
    </style:style>
    <style:style style:name="lyt-tile-outline8" style:family="presentation" style:parent-style-name="lyt-tile-outline7">
      <style:paragraph-properties fo:margin-left="0cm" fo:margin-right="0cm" fo:text-indent="-0.6cm"/>
      <style:text-properties fo:font-size="20pt"/>
    </style:style>
    <style:style style:name="lyt-tile-outline9" style:family="presentation" style:parent-style-name="lyt-til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throom.jpg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solid" svg:stroke-width="0.01cm" svg:stroke-color="#999999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visible" draw:shadow-offset-x="0.25cm" draw:shadow-offset-y="0.25cm" draw:shadow-color="#000000" draw:shadow-opacity="35%"/>
    </style:style>
    <style:style style:name="gr4" style:family="graphic" style:parent-style-name="standard" style:list-style-name="L2">
      <style:graphic-properties draw:stroke="none" draw:stroke-dash="Dash_20_1" svg:stroke-width="0cm" svg:stroke-color="#000000" svg:stroke-opacity="100%" draw:stroke-linejoin="round" draw:fill="solid" draw:fill-color="#ffffff" draw:gradient-step-count="0" draw:fill-hatch-solid="false" draw:opacity="35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35%"/>
    </style:style>
    <style:style style:name="gr5" style:family="graphic" style:parent-style-name="standard" style:list-style-name="L2">
      <style:graphic-properties draw:stroke="solid" draw:stroke-dash="Dash_20_1" svg:stroke-width="0.02cm" svg:stroke-color="#000000" draw:marker-start-width="0.315cm" draw:marker-start-center="false" draw:marker-end-width="0.315cm" draw:marker-end-center="false" svg:stroke-opacity="55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6" style:family="graphic" style:parent-style-name="standard" style:list-style-name="L2">
      <style:graphic-properties draw:stroke="solid" draw:stroke-dash="Dash_20_1" svg:stroke-width="0.02cm" svg:stroke-color="#000000" draw:marker-start-width="0.315cm" draw:marker-start-center="false" draw:marker-end-width="0.315cm" draw:marker-end-center="false" svg:stroke-opacity="30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7" style:family="graphic" style:parent-style-name="standard" style:list-style-name="L2">
      <style:graphic-properties draw:stroke="solid" draw:stroke-dash="Dash_20_1" svg:stroke-width="0.02cm" svg:stroke-color="#ffffff" draw:marker-start-width="0.315cm" draw:marker-start-center="false" draw:marker-end-width="0.315cm" draw:marker-end-center="false" svg:stroke-opacity="100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8" style:family="graphic" style:parent-style-name="standard" style:list-style-name="L2">
      <style:graphic-properties draw:stroke="none" draw:stroke-dash="Dash_20_1" svg:stroke-width="0cm" svg:stroke-color="#000000" svg:stroke-opacity="100%" draw:stroke-linejoin="round" draw:fill="solid" draw:fill-color="#ffffff" draw:gradient-step-count="0" draw:fill-hatch-solid="false" draw:opacity="35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35%"/>
    </style:style>
    <style:style style:name="gr9" style:family="graphic" style:parent-style-name="standard" style:list-style-name="L2">
      <style:graphic-properties draw:stroke="solid" draw:stroke-dash="Dash_20_1" svg:stroke-width="0.02cm" svg:stroke-color="#ffffff" draw:marker-start-width="0.3cm" draw:marker-start-center="false" draw:marker-end-width="0.3cm" draw:marker-end-center="false" svg:stroke-opacity="100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10" style:family="graphic" style:parent-style-name="standard" style:list-style-name="L2">
      <style:graphic-properties draw:stroke="solid" draw:stroke-dash="Dash_20_1" svg:stroke-width="0.02cm" svg:stroke-color="#000000" draw:marker-start-width="0.3cm" draw:marker-start-center="false" draw:marker-end-width="0.3cm" draw:marker-end-center="false" svg:stroke-opacity="55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11" style:family="graphic" style:parent-style-name="standard" style:list-style-name="L2">
      <style:graphic-properties draw:stroke="solid" draw:stroke-dash="Dash_20_1" svg:stroke-width="0.02cm" svg:stroke-color="#000000" draw:marker-start-width="0.3cm" draw:marker-start-center="false" draw:marker-end-width="0.3cm" draw:marker-end-center="false" svg:stroke-opacity="30%" draw:stroke-linejoin="round" draw:fill="none" draw:fill-color="#ffffff" draw:fill-gradient-name="Gradient_20_1" draw:fill-hatch-name="Hatch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tile" style:page-layout-name="PM1" draw:style-name="dp1">
      <draw:rect draw:style-name="gr3" draw:text-style-name="P3" draw:layer="backgroundobjects" svg:width="25.754cm" svg:height="18.246cm" svg:x="1.179cm" svg:y="1.592cm">
        <text:p/>
      </draw:rect>
      <draw:g>
        <draw:rect draw:style-name="gr4" draw:text-style-name="P3" draw:layer="backgroundobjects" svg:width="2.393cm" svg:height="1.102cm" draw:transform="skewX (0.00087266462599697) rotate (0.7853981633973) translate (0.206cm 1.932cm)">
          <text:p/>
        </draw:rect>
        <draw:polyline draw:style-name="gr5" draw:text-style-name="P4" draw:layer="backgroundobjects" svg:width="3.253cm" svg:height="2.625cm" draw:transform="skewX (-0.7853981633973) rotate (-0.276983752292634) translate (-0.820999999995394cm -0.531999999991735cm)" svg:viewBox="0 0 3254 2626" draw:points="2820,-574 3254,-39 0,2052">
          <text:p/>
        </draw:polyline>
        <draw:line draw:style-name="gr6" draw:text-style-name="P4" draw:layer="backgroundobjects" svg:x1="0.987cm" svg:y1="2.712cm" svg:x2="0.208cm" svg:y2="1.93cm">
          <text:p/>
        </draw:line>
        <draw:line draw:style-name="gr7" draw:text-style-name="P4" draw:layer="backgroundobjects" svg:x1="0.208cm" svg:y1="1.93cm" svg:x2="1.898cm" svg:y2="0.24cm">
          <text:p/>
        </draw:line>
      </draw:g>
      <draw:g>
        <draw:rect draw:style-name="gr8" draw:text-style-name="P3" draw:layer="backgroundobjects" svg:width="2.521cm" svg:height="1.102cm" draw:transform="rotate (-0.785747229248885) translate (26.012cm 0.324cm)">
          <text:p/>
        </draw:rect>
        <draw:line draw:style-name="gr9" draw:text-style-name="P4" draw:layer="backgroundobjects" svg:x1="25.23cm" svg:y1="1.101cm" svg:x2="26.009cm" svg:y2="0.324cm">
          <text:p/>
        </draw:line>
        <draw:polyline draw:style-name="gr10" draw:text-style-name="P4" draw:layer="backgroundobjects" svg:width="3.457cm" svg:height="2.732cm" draw:transform="skewX (0.7853981633973) rotate (0.254294472015526) translate (26.009cm 0.323999999999999cm)" svg:viewBox="0 0 3458 2733" draw:points="0,13713 3458,15894 3062,16446">
          <text:p/>
        </draw:polyline>
        <draw:line draw:style-name="gr11" draw:text-style-name="P4" draw:layer="backgroundobjects" svg:x1="27.015cm" svg:y1="2.886cm" svg:x2="25.23cm" svg:y2="1.101cm">
          <text:p/>
        </draw:line>
      </draw:g>
      <draw:frame presentation:style-name="lyt-tile-title" draw:layer="backgroundobjects" svg:width="24.243cm" svg:height="3.66cm" svg:x="1.969cm" svg:y="1.723cm" presentation:class="title" presentation:placeholder="true">
        <draw:text-box/>
      </draw:frame>
      <draw:frame presentation:style-name="lyt-tile-outline1" draw:layer="backgroundobjects" svg:width="24.166cm" svg:height="13.261cm" svg:x="2.024cm" svg:y="6.381cm" presentation:class="outline" presentation:placeholder="true">
        <draw:text-box/>
      </draw:frame>
      <presentation:notes style:page-layout-name="PM2">
        <draw:page-thumbnail presentation:style-name="lyt-tile-title" draw:layer="backgroundobjects" svg:width="13.705cm" svg:height="10.279cm" svg:x="3.647cm" svg:y="2.853cm" presentation:class="page"/>
        <draw:frame presentation:style-name="lyt-til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_ASUS_Edition$Win32 OpenOffice.org_project/680m10$Build-9251$CWS-c23v001</meta:generator>
    <meta:initial-creator>Yasunobu Imamura</meta:initial-creator>
    <meta:creation-date>2009-04-11T17:12:06</meta:creation-date>
    <dc:creator>Yasunobu Imamura</dc:creator>
    <dc:date>2009-04-11T18:04:15</dc:date>
    <meta:editing-cycles>9</meta:editing-cycles>
    <meta:editing-duration>PT28M17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